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0.476cm" svg:y="0.871cm">
            <draw:object draw:notify-on-update-of-ranges="Sheet1.A4:Sheet1.A4 Sheet1.A5:Sheet1.A9 Sheet1.B4:Sheet1.B4 Sheet1.B5:Sheet1.B9 Sheet1.C4:Sheet1.C4 Sheet1.C5:Sheet1.C9 Sheet1.D4:Sheet1.D4 Sheet1.D5:Sheet1.D9 Sheet1.E4:Sheet1.E4 Sheet1.E5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5077" calcext:value-type="float">
            <text:p>0,005</text:p>
          </table:table-cell>
          <table:table-cell table:style-name="ce2" office:value-type="float" office:value="0.00915" calcext:value-type="float">
            <text:p>0,009</text:p>
          </table:table-cell>
          <table:table-cell table:style-name="ce2" office:value-type="float" office:value="0.216885" calcext:value-type="float">
            <text:p>0,217</text:p>
          </table:table-cell>
          <table:table-cell table:style-name="ce2" office:value-type="float" office:value="0.841835" calcext:value-type="float">
            <text:p>0,842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0.008083" calcext:value-type="float">
            <text:p>0,008</text:p>
          </table:table-cell>
          <table:table-cell table:style-name="ce2" office:value-type="float" office:value="0.012912" calcext:value-type="float">
            <text:p>0,013</text:p>
          </table:table-cell>
          <table:table-cell table:style-name="ce2" office:value-type="float" office:value="0.227145" calcext:value-type="float">
            <text:p>0,227</text:p>
          </table:table-cell>
          <table:table-cell table:style-name="ce2" office:value-type="float" office:value="0.653604" calcext:value-type="float">
            <text:p>0,65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006083" calcext:value-type="float">
            <text:p>0,006</text:p>
          </table:table-cell>
          <table:table-cell table:style-name="ce2" office:value-type="float" office:value="0.008731" calcext:value-type="float">
            <text:p>0,009</text:p>
          </table:table-cell>
          <table:table-cell table:style-name="ce2" office:value-type="float" office:value="0.23047" calcext:value-type="float">
            <text:p>0,230</text:p>
          </table:table-cell>
          <table:table-cell table:style-name="ce2" office:value-type="float" office:value="0.629164" calcext:value-type="float">
            <text:p>0,629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0.024033" calcext:value-type="float">
            <text:p>0,024</text:p>
          </table:table-cell>
          <table:table-cell table:style-name="ce2" office:value-type="float" office:value="0.02262" calcext:value-type="float">
            <text:p>0,023</text:p>
          </table:table-cell>
          <table:table-cell table:style-name="ce2" office:value-type="float" office:value="0.264775" calcext:value-type="float">
            <text:p>0,265</text:p>
          </table:table-cell>
          <table:table-cell table:style-name="ce2" office:value-type="float" office:value="0.70437" calcext:value-type="float">
            <text:p>0,704</text:p>
          </table:table-cell>
        </table:table-row>
        <table:table-row table:style-name="ro1">
          <table:table-cell table:style-name="ce1" office:value-type="float" office:value="1000" calcext:value-type="float">
            <text:p>1.000</text:p>
          </table:table-cell>
          <table:table-cell table:style-name="ce2" office:value-type="float" office:value="0.053639" calcext:value-type="float">
            <text:p>0,054</text:p>
          </table:table-cell>
          <table:table-cell table:style-name="ce2" office:value-type="float" office:value="0.049075" calcext:value-type="float">
            <text:p>0,049</text:p>
          </table:table-cell>
          <table:table-cell table:style-name="ce2" office:value-type="float" office:value="0.329512" calcext:value-type="float">
            <text:p>0,330</text:p>
          </table:table-cell>
          <table:table-cell table:style-name="ce2" office:value-type="float" office:value="0.892856" calcext:value-type="float">
            <text:p>0,893</text:p>
          </table:table-cell>
        </table:table-row>
        <table:table-row table:style-name="ro1">
          <table:table-cell table:style-name="ce1" office:value-type="float" office:value="4500" calcext:value-type="float">
            <text:p>4.500</text:p>
          </table:table-cell>
          <table:table-cell table:style-name="ce2" office:value-type="float" office:value="0.27511" calcext:value-type="float">
            <text:p>0,275</text:p>
          </table:table-cell>
          <table:table-cell table:style-name="ce2" office:value-type="float" office:value="0.246779" calcext:value-type="float">
            <text:p>0,247</text:p>
          </table:table-cell>
          <table:table-cell table:style-name="ce2" office:value-type="float" office:value="0.529787" calcext:value-type="float">
            <text:p>0,530</text:p>
          </table:table-cell>
          <table:table-cell table:style-name="ce2" office:value-type="float" office:value="1.762039" calcext:value-type="float">
            <text:p>1,762</text:p>
          </table:table-cell>
        </table:table-row>
        <table:table-row table:style-name="ro1">
          <table:table-cell table:style-name="ce1" office:value-type="float" office:value="10000" calcext:value-type="float">
            <text:p>10.000</text:p>
          </table:table-cell>
          <table:table-cell table:style-name="ce2" office:value-type="float" office:value="0.635981" calcext:value-type="float">
            <text:p>0,636</text:p>
          </table:table-cell>
          <table:table-cell table:style-name="ce2" office:value-type="float" office:value="0.59186" calcext:value-type="float">
            <text:p>0,592</text:p>
          </table:table-cell>
          <table:table-cell table:style-name="ce2" office:value-type="float" office:value="0.935739" calcext:value-type="float">
            <text:p>0,936</text:p>
          </table:table-cell>
          <table:table-cell table:style-name="ce2" office:value-type="float" office:value="3.203743" calcext:value-type="float">
            <text:p>3,204</text:p>
          </table:table-cell>
        </table:table-row>
        <table:table-row table:style-name="ro1">
          <table:table-cell table:style-name="ce1" office:value-type="float" office:value="45000" calcext:value-type="float">
            <text:p>45.000</text:p>
          </table:table-cell>
          <table:table-cell table:style-name="ce2" office:value-type="float" office:value="3.067068" calcext:value-type="float">
            <text:p>3,067</text:p>
          </table:table-cell>
          <table:table-cell table:style-name="ce2" office:value-type="float" office:value="2.774372" calcext:value-type="float">
            <text:p>2,774</text:p>
          </table:table-cell>
          <table:table-cell table:style-name="ce2" office:value-type="float" office:value="2.136791" calcext:value-type="float">
            <text:p>2,137</text:p>
          </table:table-cell>
          <table:table-cell table:style-name="ce2" office:value-type="float" office:value="13.042847" calcext:value-type="float">
            <text:p>13,043</text:p>
          </table:table-cell>
        </table:table-row>
        <table:table-row table:style-name="ro1">
          <table:table-cell table:style-name="ce1" office:value-type="float" office:value="100000" calcext:value-type="float">
            <text:p>100.000</text:p>
          </table:table-cell>
          <table:table-cell table:style-name="ce2" office:value-type="float" office:value="6.855085" calcext:value-type="float">
            <text:p>6,855</text:p>
          </table:table-cell>
          <table:table-cell table:style-name="ce2" office:value-type="float" office:value="6.301316" calcext:value-type="float">
            <text:p>6,301</text:p>
          </table:table-cell>
          <table:table-cell table:style-name="ce2" office:value-type="float" office:value="2.764591" calcext:value-type="float">
            <text:p>2,765</text:p>
          </table:table-cell>
          <table:table-cell table:style-name="ce2" office:value-type="float" office:value="33.803718" calcext:value-type="float">
            <text:p>33,804</text:p>
          </table:table-cell>
        </table:table-row>
        <table:table-row table:style-name="ro1">
          <table:table-cell table:style-name="ce1" office:value-type="float" office:value="450000" calcext:value-type="float">
            <text:p>450.000</text:p>
          </table:table-cell>
          <table:table-cell table:style-name="ce2" office:value-type="float" office:value="32.44136" calcext:value-type="float">
            <text:p>32,441</text:p>
          </table:table-cell>
          <table:table-cell table:style-name="ce2" office:value-type="float" office:value="30.048835" calcext:value-type="float">
            <text:p>30,049</text:p>
          </table:table-cell>
          <table:table-cell table:style-name="ce2" office:value-type="float" office:value="7.527241" calcext:value-type="float">
            <text:p>7,527</text:p>
          </table:table-cell>
          <table:table-cell table:style-name="ce2" office:value-type="float" office:value="134.608281" calcext:value-type="float">
            <text:p>134,608</text:p>
          </table:table-cell>
        </table:table-row>
        <table:table-row table:style-name="ro1">
          <table:table-cell table:style-name="ce1" office:value-type="float" office:value="1000000" calcext:value-type="float">
            <text:p>1.000.000</text:p>
          </table:table-cell>
          <table:table-cell table:style-name="ce2" office:value-type="float" office:value="74.76105" calcext:value-type="float">
            <text:p>74,761</text:p>
          </table:table-cell>
          <table:table-cell table:style-name="ce2" office:value-type="float" office:value="68.275014" calcext:value-type="float">
            <text:p>68,275</text:p>
          </table:table-cell>
          <table:table-cell table:style-name="ce2" office:value-type="float" office:value="14.576175" calcext:value-type="float">
            <text:p>14,576</text:p>
          </table:table-cell>
          <table:table-cell table:style-name="ce2" office:value-type="float" office:value="322.416377" calcext:value-type="float">
            <text:p>322,416</text:p>
          </table:table-cell>
        </table:table-row>
        <table:table-row table:style-name="ro1">
          <table:table-cell table:style-name="ce1" office:value-type="float" office:value="4500000" calcext:value-type="float">
            <text:p>4.500.000</text:p>
          </table:table-cell>
          <table:table-cell table:style-name="ce2" office:value-type="float" office:value="354.405025" calcext:value-type="float">
            <text:p>354,405</text:p>
          </table:table-cell>
          <table:table-cell table:style-name="ce2" office:value-type="float" office:value="332.042214" calcext:value-type="float">
            <text:p>332,042</text:p>
          </table:table-cell>
          <table:table-cell table:style-name="ce2" office:value-type="float" office:value="62.902795" calcext:value-type="float">
            <text:p>62,903</text:p>
          </table:table-cell>
          <table:table-cell table:style-name="ce2" office:value-type="float" office:value="1498.327204" calcext:value-type="float">
            <text:p>1.498,327</text:p>
          </table:table-cell>
        </table:table-row>
        <table:table-row table:style-name="ro1">
          <table:table-cell table:style-name="ce1" office:value-type="float" office:value="10000000" calcext:value-type="float">
            <text:p>10.000.000</text:p>
          </table:table-cell>
          <table:table-cell table:style-name="ce2" office:value-type="float" office:value="804.11321" calcext:value-type="float">
            <text:p>804,113</text:p>
          </table:table-cell>
          <table:table-cell table:style-name="ce2" office:value-type="float" office:value="749.78452" calcext:value-type="float">
            <text:p>749,785</text:p>
          </table:table-cell>
          <table:table-cell table:style-name="ce2" office:value-type="float" office:value="142.320466" calcext:value-type="float">
            <text:p>142,320</text:p>
          </table:table-cell>
          <table:table-cell table:style-name="ce2" office:value-type="float" office:value="3200.823325" calcext:value-type="float">
            <text:p>3.200,823</text:p>
          </table:table-cell>
        </table:table-row>
        <table:table-row table:style-name="ro1">
          <table:table-cell table:style-name="ce1" office:value-type="float" office:value="45000000" calcext:value-type="float">
            <text:p>45.000.000</text:p>
          </table:table-cell>
          <table:table-cell table:style-name="ce2" office:value-type="float" office:value="3825.092966" calcext:value-type="float">
            <text:p>3.825,093</text:p>
          </table:table-cell>
          <table:table-cell table:style-name="ce2" office:value-type="float" office:value="3570.820358" calcext:value-type="float">
            <text:p>3.570,820</text:p>
          </table:table-cell>
          <table:table-cell table:style-name="ce2" office:value-type="float" office:value="678.702275" calcext:value-type="float">
            <text:p>678,702</text:p>
          </table:table-cell>
          <table:table-cell table:style-name="ce2" office:value-type="float" office:value="15648.250731" calcext:value-type="float">
            <text:p>15.648,251</text:p>
          </table:table-cell>
        </table:table-row>
        <table:table-row table:style-name="ro1">
          <table:table-cell table:style-name="ce1" office:value-type="float" office:value="100000000" calcext:value-type="float">
            <text:p>100.000.000</text:p>
          </table:table-cell>
          <table:table-cell table:style-name="ce2" office:value-type="float" office:value="8534.542962" calcext:value-type="float">
            <text:p>8.534,543</text:p>
          </table:table-cell>
          <table:table-cell table:style-name="ce2" office:value-type="float" office:value="7889.013208" calcext:value-type="float">
            <text:p>7.889,013</text:p>
          </table:table-cell>
          <table:table-cell table:style-name="ce2" office:value-type="float" office:value="1535.20347" calcext:value-type="float">
            <text:p>1.535,203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7511" calcext:value-type="float">
            <text:p>0,27511</text:p>
          </table:table-cell>
          <table:table-cell office:value-type="float" office:value="0.246779" calcext:value-type="float">
            <text:p>0,246779</text:p>
          </table:table-cell>
          <table:table-cell office:value-type="float" office:value="0.529787" calcext:value-type="float">
            <text:p>0,529787</text:p>
          </table:table-cell>
          <table:table-cell office:value-type="float" office:value="1.762039" calcext:value-type="float">
            <text:p>1,7620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5981" calcext:value-type="float">
            <text:p>0,635981</text:p>
          </table:table-cell>
          <table:table-cell office:value-type="float" office:value="0.59186" calcext:value-type="float">
            <text:p>0,59186</text:p>
          </table:table-cell>
          <table:table-cell office:value-type="float" office:value="0.935739" calcext:value-type="float">
            <text:p>0,935739</text:p>
          </table:table-cell>
          <table:table-cell office:value-type="float" office:value="3.203743" calcext:value-type="float">
            <text:p>3,20374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067068" calcext:value-type="float">
            <text:p>3,067068</text:p>
          </table:table-cell>
          <table:table-cell office:value-type="float" office:value="2.774372" calcext:value-type="float">
            <text:p>2,774372</text:p>
          </table:table-cell>
          <table:table-cell office:value-type="float" office:value="2.136791" calcext:value-type="float">
            <text:p>2,136791</text:p>
          </table:table-cell>
          <table:table-cell office:value-type="float" office:value="13.042847" calcext:value-type="float">
            <text:p>13,0428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855085" calcext:value-type="float">
            <text:p>6,855085</text:p>
          </table:table-cell>
          <table:table-cell office:value-type="float" office:value="6.301316" calcext:value-type="float">
            <text:p>6,301316</text:p>
          </table:table-cell>
          <table:table-cell office:value-type="float" office:value="2.764591" calcext:value-type="float">
            <text:p>2,764591</text:p>
          </table:table-cell>
          <table:table-cell office:value-type="float" office:value="33.803718" calcext:value-type="float">
            <text:p>33,80371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2.44136" calcext:value-type="float">
            <text:p>32,44136</text:p>
          </table:table-cell>
          <table:table-cell office:value-type="float" office:value="30.048835" calcext:value-type="float">
            <text:p>30,048835</text:p>
          </table:table-cell>
          <table:table-cell office:value-type="float" office:value="7.527241" calcext:value-type="float">
            <text:p>7,527241</text:p>
          </table:table-cell>
          <table:table-cell office:value-type="float" office:value="134.608281" calcext:value-type="float">
            <text:p>134,60828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.76105" calcext:value-type="float">
            <text:p>74,76105</text:p>
          </table:table-cell>
          <table:table-cell office:value-type="float" office:value="68.275014" calcext:value-type="float">
            <text:p>68,275014</text:p>
          </table:table-cell>
          <table:table-cell office:value-type="float" office:value="14.576175" calcext:value-type="float">
            <text:p>14,576175</text:p>
          </table:table-cell>
          <table:table-cell office:value-type="float" office:value="322.416377" calcext:value-type="float">
            <text:p>322,416377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54.405025" calcext:value-type="float">
            <text:p>354,405025</text:p>
          </table:table-cell>
          <table:table-cell office:value-type="float" office:value="332.042214" calcext:value-type="float">
            <text:p>332,042214</text:p>
          </table:table-cell>
          <table:table-cell office:value-type="float" office:value="62.902795" calcext:value-type="float">
            <text:p>62,902795</text:p>
          </table:table-cell>
          <table:table-cell office:value-type="float" office:value="1498.327204" calcext:value-type="float">
            <text:p>1498,32720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4.11321" calcext:value-type="float">
            <text:p>804,11321</text:p>
          </table:table-cell>
          <table:table-cell office:value-type="float" office:value="749.78452" calcext:value-type="float">
            <text:p>749,78452</text:p>
          </table:table-cell>
          <table:table-cell office:value-type="float" office:value="142.320466" calcext:value-type="float">
            <text:p>142,320466</text:p>
          </table:table-cell>
          <table:table-cell office:value-type="float" office:value="3200.823325" calcext:value-type="float">
            <text:p>3200,823325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825.092966" calcext:value-type="float">
            <text:p>3825,092966</text:p>
          </table:table-cell>
          <table:table-cell office:value-type="float" office:value="3570.820358" calcext:value-type="float">
            <text:p>3570,820358</text:p>
          </table:table-cell>
          <table:table-cell office:value-type="float" office:value="678.702275" calcext:value-type="float">
            <text:p>678,702275</text:p>
          </table:table-cell>
          <table:table-cell office:value-type="float" office:value="15648.250731" calcext:value-type="float">
            <text:p>15648,25073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534.542962" calcext:value-type="float">
            <text:p>8534,542962</text:p>
          </table:table-cell>
          <table:table-cell office:value-type="float" office:value="7889.013208" calcext:value-type="float">
            <text:p>7889,013208</text:p>
          </table:table-cell>
          <table:table-cell office:value-type="float" office:value="1535.20347" calcext:value-type="float">
            <text:p>1535,20347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7511" calcext:value-type="float">
            <text:p>0,27511</text:p>
          </table:table-cell>
          <table:table-cell office:value-type="float" office:value="0.246779" calcext:value-type="float">
            <text:p>0,246779</text:p>
          </table:table-cell>
          <table:table-cell office:value-type="float" office:value="0.529787" calcext:value-type="float">
            <text:p>0,529787</text:p>
          </table:table-cell>
          <table:table-cell office:value-type="float" office:value="1.762039" calcext:value-type="float">
            <text:p>1,7620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5981" calcext:value-type="float">
            <text:p>0,635981</text:p>
          </table:table-cell>
          <table:table-cell office:value-type="float" office:value="0.59186" calcext:value-type="float">
            <text:p>0,59186</text:p>
          </table:table-cell>
          <table:table-cell office:value-type="float" office:value="0.935739" calcext:value-type="float">
            <text:p>0,935739</text:p>
          </table:table-cell>
          <table:table-cell office:value-type="float" office:value="3.203743" calcext:value-type="float">
            <text:p>3,20374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067068" calcext:value-type="float">
            <text:p>3,067068</text:p>
          </table:table-cell>
          <table:table-cell office:value-type="float" office:value="2.774372" calcext:value-type="float">
            <text:p>2,774372</text:p>
          </table:table-cell>
          <table:table-cell office:value-type="float" office:value="2.136791" calcext:value-type="float">
            <text:p>2,136791</text:p>
          </table:table-cell>
          <table:table-cell office:value-type="float" office:value="13.042847" calcext:value-type="float">
            <text:p>13,0428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855085" calcext:value-type="float">
            <text:p>6,855085</text:p>
          </table:table-cell>
          <table:table-cell office:value-type="float" office:value="6.301316" calcext:value-type="float">
            <text:p>6,301316</text:p>
          </table:table-cell>
          <table:table-cell office:value-type="float" office:value="2.764591" calcext:value-type="float">
            <text:p>2,764591</text:p>
          </table:table-cell>
          <table:table-cell office:value-type="float" office:value="33.803718" calcext:value-type="float">
            <text:p>33,80371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2.44136" calcext:value-type="float">
            <text:p>32,44136</text:p>
          </table:table-cell>
          <table:table-cell office:value-type="float" office:value="30.048835" calcext:value-type="float">
            <text:p>30,048835</text:p>
          </table:table-cell>
          <table:table-cell office:value-type="float" office:value="7.527241" calcext:value-type="float">
            <text:p>7,527241</text:p>
          </table:table-cell>
          <table:table-cell office:value-type="float" office:value="134.608281" calcext:value-type="float">
            <text:p>134,60828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.76105" calcext:value-type="float">
            <text:p>74,76105</text:p>
          </table:table-cell>
          <table:table-cell office:value-type="float" office:value="68.275014" calcext:value-type="float">
            <text:p>68,275014</text:p>
          </table:table-cell>
          <table:table-cell office:value-type="float" office:value="14.576175" calcext:value-type="float">
            <text:p>14,576175</text:p>
          </table:table-cell>
          <table:table-cell office:value-type="float" office:value="322.416377" calcext:value-type="float">
            <text:p>322,416377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54.405025" calcext:value-type="float">
            <text:p>354,405025</text:p>
          </table:table-cell>
          <table:table-cell office:value-type="float" office:value="332.042214" calcext:value-type="float">
            <text:p>332,042214</text:p>
          </table:table-cell>
          <table:table-cell office:value-type="float" office:value="62.902795" calcext:value-type="float">
            <text:p>62,902795</text:p>
          </table:table-cell>
          <table:table-cell office:value-type="float" office:value="1498.327204" calcext:value-type="float">
            <text:p>1498,32720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4.11321" calcext:value-type="float">
            <text:p>804,11321</text:p>
          </table:table-cell>
          <table:table-cell office:value-type="float" office:value="749.78452" calcext:value-type="float">
            <text:p>749,78452</text:p>
          </table:table-cell>
          <table:table-cell office:value-type="float" office:value="142.320466" calcext:value-type="float">
            <text:p>142,320466</text:p>
          </table:table-cell>
          <table:table-cell office:value-type="float" office:value="3200.823325" calcext:value-type="float">
            <text:p>3200,823325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825.092966" calcext:value-type="float">
            <text:p>3825,092966</text:p>
          </table:table-cell>
          <table:table-cell office:value-type="float" office:value="3570.820358" calcext:value-type="float">
            <text:p>3570,820358</text:p>
          </table:table-cell>
          <table:table-cell office:value-type="float" office:value="678.702275" calcext:value-type="float">
            <text:p>678,702275</text:p>
          </table:table-cell>
          <table:table-cell office:value-type="float" office:value="15648.250731" calcext:value-type="float">
            <text:p>15648,25073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534.542962" calcext:value-type="float">
            <text:p>8534,542962</text:p>
          </table:table-cell>
          <table:table-cell office:value-type="float" office:value="7889.013208" calcext:value-type="float">
            <text:p>7889,013208</text:p>
          </table:table-cell>
          <table:table-cell office:value-type="float" office:value="1535.20347" calcext:value-type="float">
            <text:p>1535,203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number:number-style style:name="N105">
      <number:number number:decimal-places="5" number:min-decimal-places="5" number:min-integer-digits="1"/>
    </number:number-style>
    <number:number-style style:name="N106">
      <number:number number:decimal-places="4" number:min-decimal-places="4" number:min-integer-digits="1"/>
    </number:number-style>
    <number:number-style style:name="N107">
      <number:number number:decimal-places="15" number:min-decimal-places="15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9">
      <number:number number:decimal-places="17" number:min-decimal-places="17" number:min-integer-digits="1"/>
    </number:number-style>
    <number:number-style style:name="N110">
      <number:number number:decimal-places="18" number:min-decimal-places="18" number:min-integer-digits="1"/>
    </number:number-style>
    <number:number-style style:name="N111">
      <number:number number:decimal-places="19" number:min-decimal-places="19" number:min-integer-digits="1"/>
    </number:number-style>
    <number:number-style style:name="N112">
      <number:number number:decimal-places="20" number:min-decimal-places="20" number:min-integer-digits="1"/>
    </number:number-style>
    <number:percentage-style style:name="N113">
      <number:number number:decimal-places="2" number:min-decimal-places="2" number:min-integer-digits="1"/>
      <number:text> %</number:text>
    </number:percentage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23:45:28.330000000</meta:creation-date>
    <dc:date>2025-01-22T01:18:09.428000000</dc:date>
    <meta:editing-duration>PT1H32M41S</meta:editing-duration>
    <meta:editing-cycles>1</meta:editing-cycles>
    <meta:generator>LibreOffice/7.4.1.2$Windows_X86_64 LibreOffice_project/3c58a8f3a960df8bc8fd77b461821e42c061c5f0</meta:generator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14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3.454cm" style:legend-expansion="high" chart:style-name="ch2"/>
        <chart:plot-area chart:style-name="ch3" table:cell-range-address="Sheet1.A4:Sheet1.E9" chart:data-source-has-labels="both" svg:x="0.32cm" svg:y="0.18cm" svg:width="13.011cm" svg:height="8.64cm">
          <chart:coordinate-region svg:x="1.418cm" svg:y="0.379cm" svg:width="11.488cm" svg:height="7.794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9" chart:label-cell-address="Sheet1.B4:Sheet1.B4" chart:class="chart:line">
            <chart:data-point chart:repeated="5"/>
          </chart:series>
          <chart:series chart:style-name="ch8" chart:values-cell-range-address="Sheet1.C5:Sheet1.C9" chart:label-cell-address="Sheet1.C4:Sheet1.C4" chart:class="chart:line">
            <chart:data-point chart:repeated="5"/>
          </chart:series>
          <chart:series chart:style-name="ch9" chart:values-cell-range-address="Sheet1.D5:Sheet1.D9" chart:label-cell-address="Sheet1.D4:Sheet1.D4" chart:class="chart:line">
            <chart:data-point chart:repeated="5"/>
          </chart:series>
          <chart:series chart:style-name="ch10" chart:values-cell-range-address="Sheet1.E5:Sheet1.E9" chart:label-cell-address="Sheet1.E4:Sheet1.E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S</text:p>
                <draw:g>
                  <svg:desc>Sheet1.B4:Sheet1.B4</svg:desc>
                </draw:g>
              </table:table-cell>
              <table:table-cell office:value-type="string">
                <text:p>MSIS</text:p>
                <draw:g>
                  <svg:desc>Sheet1.C4:Sheet1.C4</svg:desc>
                </draw:g>
              </table:table-cell>
              <table:table-cell office:value-type="string">
                <text:p>MSRP</text:p>
                <draw:g>
                  <svg:desc>Sheet1.D4:Sheet1.D4</svg:desc>
                </draw:g>
              </table:table-cell>
              <table:table-cell office:value-type="string">
                <text:p>MSIP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005077">
                <text:p>0.005077</text:p>
                <draw:g>
                  <svg:desc>Sheet1.B5:Sheet1.B9</svg:desc>
                </draw:g>
              </table:table-cell>
              <table:table-cell office:value-type="float" office:value="0.00915">
                <text:p>0.00915</text:p>
                <draw:g>
                  <svg:desc>Sheet1.C5:Sheet1.C9</svg:desc>
                </draw:g>
              </table:table-cell>
              <table:table-cell office:value-type="float" office:value="0.216885">
                <text:p>0.216885</text:p>
                <draw:g>
                  <svg:desc>Sheet1.D5:Sheet1.D9</svg:desc>
                </draw:g>
              </table:table-cell>
              <table:table-cell office:value-type="float" office:value="0.841835">
                <text:p>0.841835</text:p>
                <draw:g>
                  <svg:desc>Sheet1.E5:Sheet1.E9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8083">
                <text:p>0.008083</text:p>
              </table:table-cell>
              <table:table-cell office:value-type="float" office:value="0.012912">
                <text:p>0.012912</text:p>
              </table:table-cell>
              <table:table-cell office:value-type="float" office:value="0.227145">
                <text:p>0.227145</text:p>
              </table:table-cell>
              <table:table-cell office:value-type="float" office:value="0.653604">
                <text:p>0.6536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083">
                <text:p>0.006083</text:p>
              </table:table-cell>
              <table:table-cell office:value-type="float" office:value="0.008731">
                <text:p>0.008731</text:p>
              </table:table-cell>
              <table:table-cell office:value-type="float" office:value="0.23047">
                <text:p>0.23047</text:p>
              </table:table-cell>
              <table:table-cell office:value-type="float" office:value="0.629164">
                <text:p>0.62916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24033">
                <text:p>0.024033</text:p>
              </table:table-cell>
              <table:table-cell office:value-type="float" office:value="0.02262">
                <text:p>0.02262</text:p>
              </table:table-cell>
              <table:table-cell office:value-type="float" office:value="0.264775">
                <text:p>0.264775</text:p>
              </table:table-cell>
              <table:table-cell office:value-type="float" office:value="0.70437">
                <text:p>0.704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3639">
                <text:p>0.053639</text:p>
              </table:table-cell>
              <table:table-cell office:value-type="float" office:value="0.049075">
                <text:p>0.049075</text:p>
              </table:table-cell>
              <table:table-cell office:value-type="float" office:value="0.329512">
                <text:p>0.329512</text:p>
              </table:table-cell>
              <table:table-cell office:value-type="float" office:value="0.892856">
                <text:p>0.892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